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9b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<text:span text:style-name="T1">Hoàn thành được mô hình huấn luyện SVM.</text:span></text:p>
      <text:p text:style-name="Preformatted_20_Text">- <text:span text:style-name="T1">Có cơ sở dữ liệu hình ảnh tốt.</text:span></text:p>
      <text:p text:style-name="Preformatted_20_Text">- <text:span text:style-name="T1">Theo dõi được bàn tay trên camera.</text:span></text:p>
      <text:p text:style-name="Preformatted_20_Text">- <text:span text:style-name="T1">Vẽ được đặc trưng cho các ngón t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6T08:51:32.851413122</dc:date>
    <meta:document-statistic meta:table-count="0" meta:image-count="0" meta:object-count="0" meta:page-count="1" meta:paragraph-count="4" meta:word-count="35" meta:character-count="146" meta:non-whitespace-character-count="115"/>
    <meta:generator>LibreOffice/4.2.8.2$Linux_X86_64 LibreOffice_project/420m0$Build-2</meta:generator>
  </office:meta>
</office:document-meta>
</file>